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style:font-size-asian="28pt" style:font-size-complex="28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 Report</text:p>
      <text:p text:style-name="P2">Ref#:0001</text:p>
      <text:p text:style-name="P2">Date reported: 12/06/2018</text:p>
      <text:p text:style-name="P2">Catagory: UI</text:p>
      <text:p text:style-name="P4">Bref description:</text:p>
      <text:p text:style-name="P2">When swaping items in the inventory if swaped with the first slot the icont moves below the inventory window.</text:p>
      <text:p text:style-name="P2"/>
      <text:p text:style-name="P2"/>
      <text:p text:style-name="P3">Full description (as much infomation as possible): </text:p>
      <text:p text:style-name="P2"/>
      <text:p text:style-name="P2"/>
      <text:p text:style-name="P2"/>
      <text:p text:style-name="P2"/>
      <text:p text:style-name="P4">Severity 1-10 (One being minor anoyance, 10 being game breaking)</text:p>
      <text:p text:style-name="P2">5</text:p>
      <text:p text:style-name="P2"/>
      <text:p text:style-name="P4">Why Severity score</text:p>
      <text:p text:style-name="P2">It is not game breaking but ruins the visual of the inventory system. </text:p>
      <text:p text:style-name="P2"/>
      <text:p text:style-name="P2"><text:span text:style-name="T1">How to recreate (Please add how the bug is to be repoduced in as many</text:span> <text:span text:style-name="T1">situations as you can find.)</text:span></text:p>
      <text:p text:style-name="P2">Swap something with the first inventory slo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S</meta:editing-duration>
    <meta:editing-cycles>27</meta:editing-cycles>
    <meta:generator>OpenOffice/4.1.2$Win32 OpenOffice.org_project/412m3$Build-9782</meta:generator>
    <dc:date>2018-06-12T11:46:05.86</dc:date>
    <dc:creator>Izack Glossop</dc:creator>
    <meta:document-statistic meta:table-count="0" meta:image-count="0" meta:object-count="0" meta:page-count="1" meta:paragraph-count="13" meta:word-count="90" meta:character-count="529"/>
    <meta:user-defined meta:name="Info 1"/>
    <meta:user-defined meta:name="Info 2"/>
    <meta:user-defined meta:name="Info 3"/>
    <meta:user-defined meta:name="Info 4"/>
  </office:meta>
</office:document-meta>
</file>